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erif CJK SC" svg:font-family="'Noto Serif CJK SC'" style:font-pitch="variable"/>
    <style:font-face style:name="Times new" svg:font-family="'Times new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1" svg:font-family="'Times new'"/>
    <style:font-face style:name="Times new2" svg:font-family="'Times new'" style:font-adornments="Regular"/>
    <style:font-face style:name="Times new3" svg:font-family="'Times new'" style:font-adornments="Regular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7.37cm" fo:min-width="7.12cm"/>
      <style:paragraph-properties style:writing-mode="lr-tb"/>
    </style:style>
    <style:style style:name="gr2" style:family="graphic" style:parent-style-name="objectwithoutfill">
      <style:graphic-properties draw:textarea-vertical-align="middle" draw:auto-grow-height="false" fo:min-height="3.56cm" fo:min-width="4.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4.58cm"/>
      <style:paragraph-properties style:writing-mode="lr-tb"/>
    </style:style>
    <style:style style:name="gr4" style:family="graphic" style:parent-style-name="objectwithoutfill">
      <style:graphic-properties draw:textarea-vertical-align="middle" draw:auto-grow-height="false" fo:min-height="2.29cm" fo:min-width="4.58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374cm"/>
      <style:paragraph-properties style:writing-mode="lr-tb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979cm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738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6cm"/>
      <style:paragraph-properties style:writing-mode="lr-tb"/>
    </style:style>
    <style:style style:name="gr13" style:family="graphic" style:parent-style-name="objectwithoutfill">
      <style:graphic-properties draw:marker-end="Arrowheads_20_7" draw:marker-end-width="0.3cm" draw:fill="none" draw:textarea-vertical-align="middle"/>
    </style:style>
    <style:style style:name="gr14" style:family="graphic" style:parent-style-name="objectwithoutfill">
      <style:graphic-properties draw:marker-end="Arrowheads_20_8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7cm"/>
      <style:paragraph-properties style:writing-mode="lr-tb"/>
    </style:style>
    <style:style style:name="gr16" style:family="graphic" style:parent-style-name="standard">
      <style:graphic-properties draw:marker-start="Arrowheads_20_13" draw:marker-start-width="0.3cm" draw:textarea-vertical-align="middle"/>
    </style:style>
    <style:style style:name="gr17" style:family="graphic" style:parent-style-name="standard">
      <style:graphic-properties draw:marker-start="Arrowheads_20_14" draw:marker-start-width="0.3cm" draw:textarea-vertical-align="middle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522cm"/>
      <style:paragraph-properties style:writing-mode="lr-tb"/>
    </style:style>
    <style:style style:name="gr19" style:family="graphic" style:parent-style-name="standard">
      <style:graphic-properties draw:marker-start="Arrowheads_20_15" draw:marker-start-width="0.3cm" draw:textarea-vertical-align="middle"/>
    </style:style>
    <style:style style:name="gr20" style:family="graphic" style:parent-style-name="standard">
      <style:graphic-properties draw:marker-start="Arrowheads_20_16" draw:marker-start-width="0.3cm" draw:marker-end="Arrowheads_20_17" draw:marker-end-width="0.3cm" draw:textarea-vertical-align="middle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38cm" fo:min-width="1.035cm"/>
      <style:paragraph-properties style:writing-mode="lr-tb"/>
    </style:style>
    <style:style style:name="P1" style:family="paragraph">
      <style:paragraph-properties fo:text-align="center" style:writing-mode="lr-tb"/>
      <style:text-properties style:font-name="Times new roman1" fo:font-size="18pt"/>
    </style:style>
    <style:style style:name="P2" style:family="paragraph">
      <style:paragraph-properties fo:margin-top="0.152cm" fo:margin-bottom="0cm" fo:text-align="center" style:writing-mode="lr-tb"/>
    </style:style>
    <style:style style:name="P3" style:family="paragraph">
      <style:paragraph-properties fo:text-align="center" style:writing-mode="lr-tb"/>
      <style:text-properties style:font-name="Times new roman1"/>
    </style:style>
    <style:style style:name="P4" style:family="paragraph">
      <style:paragraph-properties fo:margin-top="0.101cm" fo:margin-bottom="0.101cm" fo:line-height="100%" fo:text-align="center" style:writing-mode="lr-tb"/>
      <style:text-properties style:font-name="Times new roman1"/>
    </style:style>
    <style:style style:name="P5" style:family="paragraph">
      <style:paragraph-properties fo:margin-left="0cm" fo:margin-right="0cm" fo:margin-top="0.203cm" fo:margin-bottom="0cm" fo:line-height="100%" fo:text-align="center" fo:text-indent="0cm" style:writing-mode="lr-tb">
        <style:tab-stops/>
      </style:paragraph-properties>
      <style:text-properties style:font-name="Times new roman1"/>
    </style:style>
    <style:style style:name="P6" style:family="paragraph">
      <style:paragraph-properties fo:margin-top="0.203cm" fo:margin-bottom="0cm" fo:text-align="center" style:writing-mode="lr-tb"/>
      <style:text-properties style:font-name="Times new roman1"/>
    </style:style>
    <style:style style:name="P7" style:family="paragraph">
      <style:paragraph-properties fo:margin-left="0cm" fo:margin-right="0cm" fo:margin-top="0.101cm" fo:margin-bottom="0.101cm" fo:line-height="100%" fo:text-align="center" fo:text-indent="0cm" style:writing-mode="lr-tb">
        <style:tab-stops/>
      </style:paragraph-properties>
      <style:text-properties style:font-name="Times new roman1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solid" draw:fill-color="#ffffff"/>
      <style:paragraph-properties style:writing-mode="lr-tb"/>
    </style:style>
    <style:style style:name="P10" style:family="paragraph">
      <style:paragraph-properties fo:text-align="center"/>
    </style:style>
    <style:style style:name="P11" style:family="paragraph">
      <style:paragraph-properties fo:text-align="center" style:writing-mode="lr-tb"/>
    </style:style>
    <style:style style:name="T1" style:family="text">
      <style:text-properties style:font-name="Times new roman1" fo:font-size="18pt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Times new roman1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Times new roman1" fo:font-size="18pt" fo:font-style="normal" fo:text-shadow="none" style:text-underline-style="none" fo:font-weight="normal" style:letter-kerning="true" style:font-name-asian="Times new roman" style:font-size-asian="18pt" style:font-style-asian="normal" style:font-weight-asian="normal" style:font-name-complex="Times new roman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text-line-through-type="none" style:font-name="Times new roman1" fo:font-style="normal" fo:text-shadow="none" style:text-underline-style="none" fo:font-weight="normal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1" fo:font-size="18pt" fo:language="ru" fo:country="RU" fo:font-style="normal" fo:text-shadow="none" style:text-underline-style="none" fo:font-weight="normal" style:letter-kerning="true" style:font-name-asian="Noto Serif CJK SC" style:font-size-asian="18pt" style:language-asian="zh" style:country-asian="CN" style:font-style-asian="normal" style:font-weight-asian="normal" style:font-name-complex="Liberation Serif1" style:font-size-complex="1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loext:opacity="0%" style:font-name="Times new roman1" fo:font-size="18pt" fo:language="ru" fo:country="RU" fo:font-style="normal" style:letter-kerning="true" style:font-name-asian="Noto Serif CJK SC" style:font-size-asian="18pt" style:language-asian="zh" style:country-asian="CN" style:font-style-asian="normal" style:font-name-complex="times new roman" style:font-size-complex="18pt" style:language-complex="hi" style:country-complex="IN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7.62cm" svg:x="25.079cm" svg:y="16.24cm">
          <text:p text:style-name="P1"><text:span text:style-name="T1">MCU ESP32</text:span></text:p>
          <text:p text:style-name="P1"><text:span text:style-name="T2">D0WDR2-V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3.81cm" svg:x="11.16cm" svg:y="7.35cm">
          <text:p text:style-name="P2"><text:span text:style-name="T3">Аккумулятор</text:span></text:p>
          <text:p text:style-name="P2"><text:span text:style-name="T3">A-BLOCK C60.10BP</text:span></text:p>
          <text:p text:style-name="P2"><text:span text:style-name="T3">6В 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2.59cm" svg:y="7.985cm">
          <text:p text:style-name="P3"><text:span text:style-name="T3">ВИП 5В</text:span></text:p>
          <text:p text:style-name="P4"><text:span text:style-name="T4">LM317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16.24cm" svg:y="17.51cm">
          <text:p text:style-name="P3"><text:span text:style-name="T5">Приемник</text:span></text:p>
          <text:p text:style-name="P3"><text:span text:style-name="T6">MX-RM-5V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5.08cm" svg:height="3.81cm" svg:x="23.86cm" svg:y="27.67cm">
          <text:p text:style-name="P5"><text:span text:style-name="T4">Блок движения</text:span><text:span text:style-name="T4"><text:line-break/></text:span><text:span text:style-name="T4">F130-13180 (2x)</text:span></text:p>
          <text:p text:style-name="P5"><text:span text:style-name="T4">L298N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5.08cm" svg:height="2.54cm" svg:x="35.29cm" svg:y="26.4cm">
          <text:p text:style-name="P3"><text:span text:style-name="T5">Блок направления</text:span></text:p>
          <text:p text:style-name="P3"><text:span text:style-name="T5">MS-1.3-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22.59cm" svg:y="12.43cm">
          <text:p text:style-name="P3"><text:span text:style-name="T3">ВИП 3.3В</text:span></text:p>
          <text:p text:style-name="P7"><text:span text:style-name="T4">TPS54202DDCR</text:span></text:p>
          <draw:enhanced-geometry svg:viewBox="0 0 21600 21600" draw:type="rectangle" draw:enhanced-path="M 0 0 L 21600 0 21600 21600 0 21600 0 0 Z N"/>
        </draw:custom-shape>
        <draw:line draw:style-name="gr5" draw:text-style-name="P8" draw:layer="layout" svg:x1="20.05cm" svg:y1="9.255cm" svg:x2="22.59cm" svg:y2="9.255cm">
          <text:p/>
        </draw:line>
        <draw:line draw:style-name="gr5" draw:text-style-name="P8" draw:layer="layout" svg:x1="20.05cm" svg:y1="13.7cm" svg:x2="22.59cm" svg:y2="13.7cm">
          <text:p/>
        </draw:line>
        <draw:line draw:style-name="gr6" draw:text-style-name="P8" draw:layer="layout" svg:x1="16.24cm" svg:y1="9.255cm" svg:x2="20.05cm" svg:y2="9.255cm">
          <text:p/>
        </draw:line>
        <draw:line draw:style-name="gr6" draw:text-style-name="P8" draw:layer="layout" svg:x1="20.05cm" svg:y1="9.255cm" svg:x2="20.05cm" svg:y2="13.7cm">
          <text:p/>
        </draw:line>
        <draw:frame draw:style-name="gr7" draw:text-style-name="P9" draw:layer="layout" svg:width="1.874cm" svg:height="0.988cm" svg:x="17.192cm" svg:y="8.937cm">
          <draw:text-box>
            <text:p>+6V</text:p>
          </draw:text-box>
        </draw:frame>
        <draw:line draw:style-name="gr5" draw:text-style-name="P8" draw:layer="layout" svg:x1="27.67cm" svg:y1="9.255cm" svg:x2="31.797cm" svg:y2="9.255cm">
          <text:p/>
        </draw:line>
        <draw:line draw:style-name="gr5" draw:text-style-name="P8" draw:layer="layout" svg:x1="31.48cm" svg:y1="13.7cm" svg:x2="31.48cm" svg:y2="16.24cm">
          <text:p/>
        </draw:line>
        <draw:line draw:style-name="gr5" draw:text-style-name="P8" draw:layer="layout" svg:x1="50.53cm" svg:y1="18.78cm" svg:x2="45.45cm" svg:y2="18.78cm">
          <text:p/>
        </draw:line>
        <draw:frame draw:style-name="gr8" draw:text-style-name="P9" draw:layer="layout" svg:width="2.479cm" svg:height="0.988cm" svg:x="46.751cm" svg:y="18.427cm">
          <draw:text-box>
            <text:p>+3.3V</text:p>
          </draw:text-box>
        </draw:frame>
        <draw:line draw:style-name="gr6" draw:text-style-name="P8" draw:layer="layout" svg:x1="31.48cm" svg:y1="13.7cm" svg:x2="27.67cm" svg:y2="13.7cm">
          <text:p/>
        </draw:line>
        <draw:frame draw:style-name="gr8" draw:text-style-name="P9" draw:layer="layout" svg:width="2.479cm" svg:height="0.988cm" svg:x="28.306cm" svg:y="13.382cm">
          <draw:text-box>
            <text:p>+3.3V</text:p>
          </draw:text-box>
        </draw:frame>
        <draw:line draw:style-name="gr9" draw:text-style-name="P8" draw:layer="layout" svg:x1="21.32cm" svg:y1="18.78cm" svg:x2="25.13cm" svg:y2="18.78cm">
          <text:p/>
        </draw:line>
        <draw:line draw:style-name="gr10" draw:text-style-name="P8" draw:layer="layout" svg:x1="11.16cm" svg:y1="18.78cm" svg:x2="16.24cm" svg:y2="18.78cm">
          <text:p/>
        </draw:line>
        <draw:frame draw:style-name="gr11" draw:text-style-name="P9" draw:layer="layout" svg:width="1.905cm" svg:height="0.988cm" svg:x="12.43cm" svg:y="18.427cm">
          <draw:text-box>
            <text:p>+5V</text:p>
          </draw:text-box>
        </draw:frame>
        <draw:frame draw:style-name="gr7" draw:text-style-name="P9" draw:layer="layout" svg:width="1.874cm" svg:height="0.988cm" svg:x="28.653cm" svg:y="8.902cm">
          <draw:text-box>
            <text:p>+5V</text:p>
          </draw:text-box>
        </draw:frame>
        <draw:frame draw:style-name="gr12" draw:text-style-name="P9" draw:layer="layout" svg:width="2.06cm" svg:height="0.988cm" svg:x="22.117cm" svg:y="18.427cm">
          <draw:text-box>
            <text:p>GPIO</text:p>
          </draw:text-box>
        </draw:frame>
        <draw:line draw:style-name="gr13" draw:text-style-name="P8" draw:layer="layout" svg:x1="26.4cm" svg:y1="23.86cm" svg:x2="26.4cm" svg:y2="27.67cm">
          <text:p/>
        </draw:line>
        <draw:line draw:style-name="gr14" draw:text-style-name="P8" draw:layer="layout" svg:x1="31.48cm" svg:y1="27.67cm" svg:x2="35.29cm" svg:y2="27.67cm">
          <text:p/>
        </draw:line>
        <draw:line draw:style-name="gr6" draw:text-style-name="P8" draw:layer="layout" svg:x1="31.48cm" svg:y1="23.86cm" svg:x2="31.48cm" svg:y2="27.67cm">
          <text:p/>
        </draw:line>
        <draw:line draw:style-name="gr5" draw:text-style-name="P8" draw:layer="layout" svg:x1="44.496cm" svg:y1="27.67cm" svg:x2="40.369cm" svg:y2="27.67cm">
          <text:p/>
        </draw:line>
        <draw:frame draw:style-name="gr7" draw:text-style-name="P9" draw:layer="layout" svg:width="1.874cm" svg:height="0.988cm" svg:x="41.64cm" svg:y="27.352cm">
          <draw:text-box>
            <text:p>+5V</text:p>
          </draw:text-box>
        </draw:frame>
        <draw:line draw:style-name="gr5" draw:text-style-name="P8" draw:layer="layout" svg:x1="19.732cm" svg:y1="29.575cm" svg:x2="23.859cm" svg:y2="29.575cm">
          <text:p/>
        </draw:line>
        <draw:frame draw:style-name="gr7" draw:text-style-name="P9" draw:layer="layout" svg:width="1.874cm" svg:height="0.988cm" svg:x="20.716cm" svg:y="29.222cm">
          <draw:text-box>
            <text:p>+6V</text:p>
          </draw:text-box>
        </draw:frame>
        <draw:frame draw:style-name="gr15" draw:text-style-name="P9" draw:layer="layout" svg:width="2.2cm" svg:height="0.988cm" svg:x="30.527cm" svg:y="25.13cm">
          <draw:text-box>
            <text:p>ШИМ</text:p>
          </draw:text-box>
        </draw:frame>
        <draw:frame draw:style-name="gr12" draw:text-style-name="P9" draw:layer="layout" svg:width="2.06cm" svg:height="0.988cm" svg:x="25.292cm" svg:y="25.13cm">
          <draw:text-box>
            <text:p>GPIO</text:p>
          </draw:text-box>
        </draw:frame>
        <draw:custom-shape draw:style-name="gr4" draw:text-style-name="P3" draw:layer="layout" svg:width="5.08cm" svg:height="2.54cm" svg:x="16.24cm" svg:y="21.32cm">
          <text:p text:style-name="P3"><text:span text:style-name="T6">SWD разъем</text:span></text:p>
          <text:p text:style-name="P3"><text:span text:style-name="T7">1-825437-2 AMPMODU</text:span></text:p>
          <draw:enhanced-geometry svg:viewBox="0 0 21600 21600" draw:type="rectangle" draw:enhanced-path="M 0 0 L 21600 0 21600 21600 0 21600 0 0 Z N"/>
        </draw:custom-shape>
        <draw:line draw:style-name="gr16" draw:text-style-name="P10" draw:layer="layout" svg:x1="21.32cm" svg:y1="22.59cm" svg:x2="25.13cm" svg:y2="22.59cm">
          <text:p/>
        </draw:line>
        <draw:line draw:style-name="gr17" draw:text-style-name="P10" draw:layer="layout" svg:x1="25.13cm" svg:y1="22.59cm" svg:x2="22.907cm" svg:y2="22.59cm">
          <text:p/>
        </draw:line>
        <draw:frame draw:style-name="gr18" draw:text-style-name="P9" draw:layer="layout" svg:width="2.022cm" svg:height="0.988cm" svg:x="22.155cm" svg:y="22.237cm">
          <draw:text-box>
            <text:p>SWD</text:p>
          </draw:text-box>
        </draw:frame>
        <draw:line draw:style-name="gr5" draw:text-style-name="P8" draw:layer="layout" svg:x1="11.16cm" svg:y1="22.59cm" svg:x2="16.24cm" svg:y2="22.59cm">
          <text:p/>
        </draw:line>
        <draw:frame draw:style-name="gr8" draw:text-style-name="P9" draw:layer="layout" svg:width="2.479cm" svg:height="0.988cm" svg:x="12.112cm" svg:y="22.237cm">
          <draw:text-box>
            <text:p>+3.3V</text:p>
          </draw:text-box>
        </draw:frame>
        <draw:custom-shape draw:style-name="gr3" draw:text-style-name="P3" draw:layer="layout" svg:width="5.08cm" svg:height="2.54cm" svg:x="11.16cm" svg:y="12.43cm">
          <text:p text:style-name="P3"><text:span text:style-name="T3">Разъем питания</text:span></text:p>
          <text:p text:style-name="P3"><text:span text:style-name="T8">REXANT 2.1x5.5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" draw:text-style-name="P10" draw:layer="layout" svg:x1="13.7cm" svg:y1="11.16cm" svg:x2="13.7cm" svg:y2="12.43cm">
          <text:p/>
        </draw:line>
        <draw:custom-shape draw:style-name="gr4" draw:text-style-name="P11" draw:layer="layout" svg:width="5.08cm" svg:height="2.54cm" svg:x="40.37cm" svg:y="17.51cm">
          <text:p text:style-name="P11"><text:span text:style-name="T3">Камера</text:span> </text:p>
          <text:p text:style-name="P11"><text:span text:style-name="T5">OV7670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" draw:text-style-name="P10" draw:layer="layout" svg:x1="32.75cm" svg:y1="18.78cm" svg:x2="40.37cm" svg:y2="18.78cm">
          <text:p/>
        </draw:line>
        <draw:frame draw:style-name="gr21" draw:text-style-name="P9" draw:layer="layout" svg:width="1.535cm" svg:height="0.988cm" svg:x="35.926cm" svg:y="18.462cm">
          <draw:text-box>
            <text:p>I2S</text:p>
          </draw:text-box>
        </draw:frame>
        <draw:line draw:style-name="gr5" draw:text-style-name="P8" draw:layer="layout" svg:x1="33.067cm" svg:y1="29.575cm" svg:x2="28.94cm" svg:y2="29.575cm">
          <text:p/>
        </draw:line>
        <draw:frame draw:style-name="gr7" draw:text-style-name="P9" draw:layer="layout" svg:width="1.874cm" svg:height="0.988cm" svg:x="30.241cm" svg:y="29.257cm">
          <draw:text-box>
            <text:p>+5V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CJK SC2" svg:font-family="'Noto Sans CJK SC'" style:font-family-generic="roman" style:font-pitch="variable"/>
    <style:font-face style:name="Noto Serif CJK SC" svg:font-family="'Noto Serif CJK SC'" style:font-pitch="variable"/>
    <style:font-face style:name="Times new" svg:font-family="'Times new'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roman"/>
    <style:font-face style:name="Times new roman2" svg:font-family="'Times new roman'" style:font-adornments="Regular" style:font-family-generic="roman"/>
    <style:font-face style:name="Times new1" svg:font-family="'Times new'"/>
    <style:font-face style:name="Times new2" svg:font-family="'Times new'" style:font-adornments="Regular"/>
    <style:font-face style:name="Times new3" svg:font-family="'Times new'" style:font-adornments="Regular" style:font-family-generic="roman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-dash="Dash_20_Dot_20_4" svg:stroke-width="0.051cm" svg:stroke-color="#000000" draw:marker-start-width="0.279cm" draw:marker-end-width="0.279cm" draw:fill="solid" draw:fill-color="#fffff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Times new2" fo:font-family="'Times new'" style:font-style-name="Regular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24pt" fo:language="ru" fo:country="RU" fo:font-weight="bold" style:letter-kerning="true" style:font-name-asian="Noto Serif CJK SC" style:font-family-asian="'Noto Serif CJK SC'" style:font-pitch-asian="variable" style:font-size-asian="24pt" style:language-asian="zh" style:country-asian="CN" style:font-weight-asian="bold" style:font-name-complex="Liberation Serif1" style:font-family-complex="'Liberation Serif', 'Times New Roman'" style:font-family-generic-complex="roman" style:font-pitch-complex="variable" style:font-size-complex="24pt" style:language-complex="hi" style:country-complex="IN" style:font-weight-complex="bold"/>
    </style:style>
    <style:style style:name="Heading" style:family="graphic">
      <style:paragraph-properties fo:margin-top="0.746cm" fo:margin-bottom="0.374cm" fo:text-align="start" style:text-autospace="none" style:writing-mode="lr-tb"/>
      <style:text-properties style:use-window-font-color="true" loext:opacity="0%" style:font-name="Liberation Sans1" fo:font-family="'Liberation Sans', Arial" style:font-family-generic="roman" style:font-pitch="variable" fo:font-size="14pt" fo:language="ru" fo:country="RU" style:letter-kerning="true" style:font-name-asian="Noto Sans CJK SC1" style:font-family-asian="'Noto Sans CJK SC'" style:font-pitch-asian="variable" style:font-size-asian="14pt" style:language-asian="zh" style:country-asian="CN" style:font-name-complex="Liberation Sans1" style:font-family-complex="'Liberation Sans', Arial" style:font-family-generic-complex="roman" style:font-pitch-complex="variable" style:font-size-complex="14pt" style:language-complex="hi" style:country-complex="IN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27" style:display-name="ListLabel 27" style:family="graphic">
      <style:paragraph-properties style:text-autospace="none"/>
    </style:style>
    <style:style style:name="ListLabel_20_26" style:display-name="ListLabel 26" style:family="graphic">
      <style:paragraph-properties style:text-autospace="none"/>
    </style:style>
    <style:style style:name="ListLabel_20_25" style:display-name="ListLabel 25" style:family="graphic">
      <style:paragraph-properties style:text-autospace="none"/>
    </style:style>
    <style:style style:name="ListLabel_20_24" style:display-name="ListLabel 24" style:family="graphic">
      <style:paragraph-properties style:text-autospace="none"/>
    </style:style>
    <style:style style:name="ListLabel_20_23" style:display-name="ListLabel 23" style:family="graphic">
      <style:paragraph-properties style:text-autospace="none"/>
    </style:style>
    <style:style style:name="ListLabel_20_22" style:display-name="ListLabel 22" style:family="graphic">
      <style:paragraph-properties style:text-autospace="none"/>
    </style:style>
    <style:style style:name="ListLabel_20_21" style:display-name="ListLabel 21" style:family="graphic">
      <style:paragraph-properties style:text-autospace="none"/>
    </style:style>
    <style:style style:name="ListLabel_20_20" style:display-name="ListLabel 20" style:family="graphic">
      <style:paragraph-properties style:text-autospace="none"/>
    </style:style>
    <style:style style:name="ListLabel_20_19" style:display-name="ListLabel 19" style:family="graphic">
      <style:paragraph-properties style:text-autospace="none"/>
    </style:style>
    <style:style style:name="ListLabel_20_18" style:display-name="ListLabel 18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7" style:display-name="ListLabel 17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6" style:display-name="ListLabel 16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5" style:display-name="ListLabel 1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4" style:display-name="ListLabel 1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3" style:display-name="ListLabel 13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2" style:display-name="ListLabel 1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1" style:display-name="ListLabel 11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0" style:display-name="ListLabel 10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9" style:display-name="ListLabel 9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8" style:display-name="ListLabel 8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7" style:display-name="ListLabel 7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6" style:display-name="ListLabel 6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5" style:display-name="ListLabel 5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4" style:display-name="ListLabel 4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3" style:display-name="ListLabel 3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2" style:display-name="ListLabel 2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ListLabel_20_1" style:display-name="ListLabel 1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Numbering_20_Symbols" style:display-name="Numbering Symbols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complex="Times new roman" style:font-family-complex="'Times new roman'" style:font-family-generic-complex="roman" style:font-pitch-complex="variable" style:font-size-complex="14pt"/>
    </style:style>
    <style:style style:name="Index" style:family="graphic">
      <style:paragraph-properties fo:margin-top="0cm" fo:margin-bottom="0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List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Text_20_Body" style:display-name="Text Body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style:letter-kerning="true" style:font-name-asian="Noto Serif CJK SC" style:font-family-asian="'Noto Serif CJK SC'" style:font-pitch-asian="variable" style:font-size-asian="12pt" style:language-asian="zh" style:country-asian="CN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Рисунок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  <style:style style:name="Figure" style:family="graphic">
      <style:paragraph-properties fo:margin-top="0.374cm" fo:margin-bottom="0.374cm" fo:text-align="start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ru" fo:country="RU" fo:font-style="italic" style:letter-kerning="true" style:font-name-asian="Noto Serif CJK SC" style:font-family-asian="'Noto Serif CJK SC'" style:font-pitch-asian="variable" style:font-size-asian="12pt" style:language-asian="zh" style:country-asian="CN" style:font-style-asian="italic" style:font-name-complex="Liberation Serif1" style:font-family-complex="'Liberation Serif', 'Times New Roman'" style:font-family-generic-complex="roman" style:font-pitch-complex="variable" style:font-size-complex="12pt" style:language-complex="hi" style:country-complex="IN" style:font-style-complex="italic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06T01:01:44.979817954</meta:creation-date>
    <dc:date>2023-12-05T18:28:30.957544756</dc:date>
    <meta:editing-duration>PT10H20M6S</meta:editing-duration>
    <meta:editing-cycles>13</meta:editing-cycles>
    <meta:generator>LibreOffice/7.3.7.2$Linux_X86_64 LibreOffice_project/30$Build-2</meta:generator>
    <meta:document-statistic meta:object-count="45"/>
  </office:meta>
</office:document-meta>
</file>